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/>
    </style:style>
    <style:style style:family="paragraph" style:name="P4" style:parent-style-name="Standard">
      <style:paragraph-properties fo:text-align="end" style:justify-single-word="false"/>
    </style:style>
    <style:style style:family="paragraph" style:name="P5" style:parent-style-name="UrbanTitle">
      <style:text-properties fo:font-size="12pt" style:font-size-asian="12pt" style:font-size-complex="12pt" style:text-underline-style="none"/>
    </style:style>
    <style:style style:family="paragraph" style:list-style-name="L1" style:name="P6" style:parent-style-name="UrbanBody"/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padding="0cm" style:background-transparency="100%" style:horizontal-pos="from-left" style:horizontal-rel="paragraph" style:number-wrapped-paragraphs="no-limit" style:shadow="none" style:vertical-pos="from-top" style:vertical-rel="paragraph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style:num-suffix="."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style:num-suffix="."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style:num-suffix="."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style:num-suffix="."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style:num-suffix="."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style:num-suffix="."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name="Cadre2" draw:style-name="fr1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do text</text:p><text:p text:style-name="P7">from document(at=reference, format='odt')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do text if len(self.getApplicants()) &gt; 1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do text if not len(self.getApplicants()) &gt; 1</text:p></office:annotation>a introduit une demande de permis d’urbanisme ayant trait à un terrain sis à <text:text-input text:description="Emplacement des travaux">self.getWorkLocationSignaletic()</text:text-input> et cadastré <text:text-input text:description="Cadastre">licence_view.get_parcels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do text if len(self.getInvestigationArticles()) &gt; 1</text:p></office:annotation><text:line-break/>Cette construction tombe sous l’application des articles <text:text-input text:description="Numéros des articles">urbanEventObj.getAbbreviatedArticles()</text:text-input> du C.W.A.T.U.P.E.:</text:p>
      <text:p text:style-name="UrbanBody"><office:annotation><dc:creator>Stéphan Geulette</dc:creator><dc:date>2011-04-11T16:21:24</dc:date><text:p text:style-name="P7">do text if len(self.getInvestigationArticles()) == 1</text:p></office:annotation><text:line-break/>Cette construction tombe sous l’application de l'article <text:text-input text:description="Numéros des articles">urbanEventObj.getAbbreviatedArticles()</text:text-input> du C.W.A.T.U.P.E.:</text:p>
      <text:p text:style-name="UrbanBody"/>
      <text:section text:name="Section2" text:style-name="Sect1">
        <text:list text:style-name="L1" xml:id="list1165861694">
          <text:list-item>
            <text:p text:style-name="P6"><office:annotation><dc:creator>Stéphan Geulette</dc:creator><dc:date>2011-04-11T21:05:37</dc:date><text:p text:style-name="P7">do section- for article in self.getInvestigationArticles()</text:p></office:annotation><text:span text:style-name="T4"> </text:span><text:span text:style-name="T4"><office:annotation><dc:creator>Stéphan Geulette</dc:creator><dc:date>2011-04-11T13:26:13</dc:date><text:p text:style-name="P7">do text</text:p><text:p text:style-name="P7">from xhtml(self.portal_urban.decorateHTML('UrbanBody',self.getTerm('investigationarticles', article).getFormattedDescription()))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do text if urbanEventObj.getClaimsDate()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do text if urbanEventObj.getExplanationsDate()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do text</text:p><text:p text:style-name="P7">from document(at=signatures, format='odt')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10-04T14:15:48</dc:date>
    <dc:language>fr-FR</dc:language>
    <meta:editing-cycles>77</meta:editing-cycles>
    <meta:editing-duration>PT33H52M25S</meta:editing-duration>
    <dc:creator>Gauthier Bastien</dc:creator>
    <meta:document-statistic meta:table-count="0" meta:image-count="0" meta:object-count="0" meta:page-count="2" meta:paragraph-count="21" meta:word-count="233" meta:character-count="2270"/>
    <meta:user-defined meta:name="Info 1"/>
    <meta:user-defined meta:name="Info 2"/>
    <meta:user-defined meta:name="Info 3"/>
    <meta:user-defined meta:name="Info 4"/>
  </office:meta>
</office:document-meta>
</file>